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5cm" svg:stroke-color="#808080" draw:marker-start-width="0.237cm" draw:marker-end="Arrowheads_20_1" draw:marker-end-width="0.237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051cm" svg:stroke-color="#c0c0c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76cm" svg:stroke-color="#000000" draw:marker-start-width="0.313cm" draw:marker-end="Arrow_20_concave" draw:marker-end-width="0.313cm" draw:fill="none" draw:textarea-vertical-align="middle" fo:padding-top="0.162cm" fo:padding-bottom="0.162cm" fo:padding-left="0.287cm" fo:padding-right="0.287cm" draw:shadow-offset-x="0.203cm" draw:shadow-offset-y="0.203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draw:stroke="dash" draw:stroke-dash="Dashed_20__28_var_29_" svg:stroke-width="0.051cm" svg:stroke-color="#0000ff" draw:marker-start-width="0.276cm" draw:marker-end="Arrow_20_concave" draw:marker-end-width="0.276cm" draw:fill="none" draw:textarea-vertical-align="middle" fo:padding-top="0.15cm" fo:padding-bottom="0.15cm" fo:padding-left="0.275cm" fo:padding-right="0.275cm" draw:shadow-offset-x="0.203cm" draw:shadow-offset-y="0.20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g>
          <draw:line draw:style-name="gr1" draw:text-style-name="P1" draw:layer="layout" svg:x1="5.334cm" svg:y1="10.668cm" svg:x2="7.62cm" svg:y2="10.668cm">
            <text:p/>
          </draw:line>
          <draw:line draw:style-name="gr1" draw:text-style-name="P1" draw:layer="layout" svg:x1="5.334cm" svg:y1="10.668cm" svg:x2="5.334cm" svg:y2="8.382cm">
            <text:p/>
          </draw:line>
        </draw:g>
        <draw:g>
          <draw:line draw:style-name="gr1" draw:text-style-name="P1" draw:layer="layout" svg:x1="12.427cm" svg:y1="8.635cm" svg:x2="14.635cm" svg:y2="8.043cm">
            <text:p/>
          </draw:line>
          <draw:line draw:style-name="gr1" draw:text-style-name="P1" draw:layer="layout" svg:x1="12.427cm" svg:y1="8.635cm" svg:x2="11.835cm" svg:y2="6.427cm">
            <text:p/>
          </draw:line>
        </draw:g>
        <draw:g>
          <draw:line draw:style-name="gr1" draw:text-style-name="P1" draw:layer="layout" svg:x1="10.725cm" svg:y1="13.401cm" svg:x2="12.933cm" svg:y2="13.993cm">
            <text:p/>
          </draw:line>
          <draw:line draw:style-name="gr1" draw:text-style-name="P1" draw:layer="layout" svg:x1="10.725cm" svg:y1="13.401cm" svg:x2="11.317cm" svg:y2="11.193cm">
            <text:p/>
          </draw:line>
        </draw:g>
        <draw:g>
          <draw:line draw:style-name="gr1" draw:text-style-name="P1" draw:layer="layout" svg:x1="17.252cm" svg:y1="12.825cm" svg:x2="19.426cm" svg:y2="12.118cm">
            <text:p/>
          </draw:line>
          <draw:line draw:style-name="gr1" draw:text-style-name="P1" draw:layer="layout" svg:x1="17.252cm" svg:y1="12.825cm" svg:x2="16.545cm" svg:y2="10.651cm">
            <text:p/>
          </draw:line>
        </draw:g>
        <draw:path draw:style-name="gr2" draw:text-style-name="P1" draw:layer="layout" svg:width="5.166cm" svg:height="4.884cm" draw:transform="rotate (1.06377817909054) translate (5.334cm 10.668cm)" svg:viewBox="0 0 5167 4885" svg:d="m0 0c1531 441 2475 735 3536 1598s1631 3287 1631 3287">
          <text:p/>
        </draw:path>
        <draw:frame draw:style-name="gr3" draw:layer="layout" svg:width="1.676cm" svg:height="0.965cm" svg:x="8.076cm" svg:y="8.5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2" draw:text-style-name="P1" draw:layer="layout" svg:width="3.672cm" svg:height="5.425cm" draw:transform="skewX (-9.3460828043049E-017) rotate (1.06377817909054) translate (10.725cm 13.401cm)" svg:viewBox="0 0 3673 5426" svg:d="m0 0c1531 441 2014 1474 2597 2361s1076 3065 1076 3065">
          <text:p/>
        </draw:path>
        <draw:path draw:style-name="gr2" draw:text-style-name="P1" draw:layer="layout" svg:width="2.346cm" svg:height="5.872cm" draw:transform="skewX (-0.154461638801498) rotate (1.34093646430724) translate (4.79876840752799cm 12.9535522113653cm)" svg:viewBox="0 0 2347 5873" svg:d="m2347 0c-977 477-1287 1596-1659 2555s-688 3318-688 3318">
          <text:p/>
        </draw:path>
        <draw:frame draw:style-name="gr3" draw:layer="layout" svg:width="1.676cm" svg:height="0.965cm" svg:x="6.382cm" svg:y="12.8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.676cm" svg:height="0.965cm" svg:x="13.314cm" svg:y="12.47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547cm" svg:height="0.868cm" svg:x="3.414cm" svg:y="10.5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.532cm" svg:height="0.868cm" svg:x="12.119cm" svg:y="8.80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.547cm" svg:height="0.868cm" svg:x="9.237cm" svg:y="12.24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1.547cm" svg:height="0.868cm" svg:x="15.251cm" svg:y="11.47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1" draw:layer="layout" svg:width="2.095cm" svg:height="2.124cm" svg:x="9.018cm" svg:y="2.71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4" draw:text-style-name="P1" draw:layer="layout" svg:width="2.095cm" svg:height="2.124cm" svg:x="14.057cm" svg:y="16.10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3" draw:layer="layout" svg:width="1.653cm" svg:height="0.868cm" svg:x="9.46cm" svg:y="1.84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1.638cm" svg:height="0.868cm" svg:x="14.379cm" svg:y="18.44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path draw:style-name="gr5" draw:text-style-name="P1" draw:layer="layout" svg:width="7.758cm" svg:height="1.6cm" draw:transform="skewX (0.370009801422798) rotate (1.22801366170321) translate (5.08840002016247cm 10.4557043913414cm)" svg:viewBox="0 0 7759 1601" svg:d="m0 303c3214-392 4835-751 7759 1298">
          <text:p/>
        </draw:path>
        <draw:custom-shape draw:style-name="gr6" draw:text-style-name="P1" draw:layer="layout" svg:width="0.446cm" svg:height="0.446cm" svg:x="6.216cm" svg:y="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5.711cm" svg:height="2.006cm" draw:transform="skewX (-0.370184334347997) rotate (1.91340445896138) translate (12.5820564197666cm 18.833052105969cm)" svg:viewBox="0 0 5712 2007" svg:d="m5712 76c-3214-391-3946 800-5712 1931">
          <text:p/>
        </draw:path>
        <draw:custom-shape draw:style-name="gr6" draw:text-style-name="P1" draw:layer="layout" svg:width="0.446cm" svg:height="0.446cm" svg:x="11.495cm" svg:y="1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3.174cm" svg:height="3.022cm" draw:transform="skewX (0.370009801422798) rotate (1.22801366170321) translate (10.3915109913813cm 6.87553170408041cm)" svg:viewBox="0 0 3175 3023" svg:d="m0 2508c4130 1438 3226-373 2736-2508">
          <text:p/>
        </draw:path>
        <draw:path draw:style-name="gr7" draw:text-style-name="P1" draw:layer="layout" svg:width="8.033cm" svg:height="1.87cm" draw:transform="skewX (0.370009801422798) rotate (1.22801366170321) translate (5.332cm 10.667cm)" svg:viewBox="0 0 8034 1871" svg:d="m0 0c3907 787 5377 2054 8034 1849">
          <text:p/>
        </draw:path>
        <draw:frame draw:style-name="gr3" draw:layer="layout" svg:width="1.239cm" svg:height="0.966cm" svg:x="8.484cm" svg:y="6.60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1.239cm" svg:height="0.966cm" svg:x="13.779cm" svg:y="6.06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path draw:style-name="gr7" draw:text-style-name="P1" draw:layer="layout" svg:width="0.289cm" svg:height="4.768cm" draw:transform="skewX (0.370009801422798) rotate (1.22801366170321) translate (10.6186568374488cm 13.5298597660888cm)" svg:viewBox="0 0 290 4769" svg:d="m138 0c84 3099-449 2514 152 4769">
          <text:p/>
        </draw:path>
        <draw:frame draw:style-name="gr3" draw:layer="layout" svg:width="1.239cm" svg:height="0.966cm" svg:x="13.01cm" svg:y="14.6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path draw:style-name="gr7" draw:text-style-name="P1" draw:layer="layout" svg:width="4.134cm" svg:height="2.08cm" draw:transform="skewX (0.370009801422798) rotate (1.22801366170321) translate (15.578cm 16.47cm)" svg:viewBox="0 0 4135 2081" svg:d="m4132 351c84 3099-1750 1434-4132-351">
          <text:p/>
        </draw:path>
        <draw:frame draw:style-name="gr3" draw:layer="layout" svg:width="1.239cm" svg:height="0.966cm" svg:x="18.699cm" svg:y="14.27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path draw:style-name="gr7" draw:text-style-name="P1" draw:layer="layout" svg:width="4.808cm" svg:height="8.828cm" draw:transform="skewX (0.370009801422798) rotate (1.22801366170321) translate (10.1029780750157cm 6.64541496142496cm)" svg:viewBox="0 0 4809 8829" svg:d="m0 8810c7090 397 4722-5422 3002-8810">
          <text:p/>
        </draw:path>
        <draw:frame draw:style-name="gr3" draw:layer="layout" svg:width="1.239cm" svg:height="0.966cm" svg:x="17.9cm" svg:y="6.749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Luis</meta:initial-creator>
    <meta:creation-date>2013-02-25T19:08:26</meta:creation-date>
    <meta:editing-duration>PT29M34S</meta:editing-duration>
    <meta:editing-cycles>10</meta:editing-cycles>
    <dc:date>2013-02-25T19:38:26</dc:date>
    <dc:creator>Jose Luis</dc:creator>
    <meta:generator>LibreOffice/3.5$Linux_X86_64 LibreOffice_project/350m1$Build-2</meta:generator>
    <meta:document-statistic meta:object-count="63"/>
  </office:meta>
</office:document-meta>
</file>

<file path=Object 1/content.xml><?xml version="1.0" encoding="utf-8"?>
<math xmlns="http://www.w3.org/1998/Math/MathML">
  <semantics>
    <mrow>
      <mstyle mathvariant="bold">
        <mrow>
          <msubsup>
            <mrow>
              <mi mathvariant="italic">k2k</mi>
            </mrow>
            <mn>0</mn>
            <mn>1</mn>
          </msubsup>
        </mrow>
      </mstyle>
    </mrow>
    <annotation encoding="StarMath 5.0">bold{k2k}_0^1</annotation>
  </semantics>
</math>
</file>

<file path=Object 10/content.xml><?xml version="1.0" encoding="utf-8"?>
<math xmlns="http://www.w3.org/1998/Math/MathML">
  <semantics>
    <mrow>
      <mstyle mathvariant="bold">
        <mrow>
          <msubsup>
            <mrow>
              <mi>z</mi>
            </mrow>
            <mrow>
              <mn>0</mn>
            </mrow>
            <mrow>
              <mn>0,0</mn>
            </mrow>
          </msubsup>
        </mrow>
      </mstyle>
    </mrow>
    <annotation encoding="StarMath 5.0">bold{z}^{0,0}_{0}</annotation>
  </semantics>
</math>
</file>

<file path=Object 11/content.xml><?xml version="1.0" encoding="utf-8"?>
<math xmlns="http://www.w3.org/1998/Math/MathML">
  <semantics>
    <mrow>
      <mstyle mathvariant="bold">
        <mrow>
          <msubsup>
            <mrow>
              <mi>z</mi>
            </mrow>
            <mrow>
              <mn>1</mn>
            </mrow>
            <mrow>
              <mn>0,0</mn>
            </mrow>
          </msubsup>
        </mrow>
      </mstyle>
    </mrow>
    <annotation encoding="StarMath 5.0">bold{z}^{0,0}_{1}</annotation>
  </semantics>
</math>
</file>

<file path=Object 12/content.xml><?xml version="1.0" encoding="utf-8"?>
<math xmlns="http://www.w3.org/1998/Math/MathML">
  <semantics>
    <mrow>
      <mstyle mathvariant="bold">
        <mrow>
          <msubsup>
            <mrow>
              <mi>z</mi>
            </mrow>
            <mrow>
              <mn>2</mn>
            </mrow>
            <mrow>
              <mn>1,2</mn>
            </mrow>
          </msubsup>
        </mrow>
      </mstyle>
    </mrow>
    <annotation encoding="StarMath 5.0">bold{z}^{1,2}_{2}</annotation>
  </semantics>
</math>
</file>

<file path=Object 13/content.xml><?xml version="1.0" encoding="utf-8"?>
<math xmlns="http://www.w3.org/1998/Math/MathML">
  <semantics>
    <mrow>
      <mstyle mathvariant="bold">
        <mrow>
          <msubsup>
            <mrow>
              <mi>z</mi>
            </mrow>
            <mrow>
              <mn>3</mn>
            </mrow>
            <mrow>
              <mn>1,2</mn>
            </mrow>
          </msubsup>
        </mrow>
      </mstyle>
    </mrow>
    <annotation encoding="StarMath 5.0">bold{z}^{1,2}_{3}</annotation>
  </semantics>
</math>
</file>

<file path=Object 14/content.xml><?xml version="1.0" encoding="utf-8"?>
<math xmlns="http://www.w3.org/1998/Math/MathML">
  <semantics>
    <mrow>
      <mstyle mathvariant="bold">
        <mrow>
          <msubsup>
            <mrow>
              <mi>z</mi>
            </mrow>
            <mrow>
              <mn>3</mn>
            </mrow>
            <mrow>
              <mn>0,0</mn>
            </mrow>
          </msubsup>
        </mrow>
      </mstyle>
    </mrow>
    <annotation encoding="StarMath 5.0">bold{z}^{0,0}_{3}</annotation>
  </semantics>
</math>
</file>

<file path=Object 2/content.xml><?xml version="1.0" encoding="utf-8"?>
<math xmlns="http://www.w3.org/1998/Math/MathML">
  <semantics>
    <mrow>
      <mstyle mathvariant="bold">
        <mrow>
          <msubsup>
            <mrow>
              <mi mathvariant="italic">k2k</mi>
            </mrow>
            <mn>0</mn>
            <mn>2</mn>
          </msubsup>
        </mrow>
      </mstyle>
    </mrow>
    <annotation encoding="StarMath 5.0">bold{k2k}_0^2</annotation>
  </semantics>
</math>
</file>

<file path=Object 3/content.xml><?xml version="1.0" encoding="utf-8"?>
<math xmlns="http://www.w3.org/1998/Math/MathML">
  <semantics>
    <mrow>
      <mstyle mathvariant="bold">
        <mrow>
          <msubsup>
            <mrow>
              <mi mathvariant="italic">k2k</mi>
            </mrow>
            <mn>2</mn>
            <mn>3</mn>
          </msubsup>
        </mrow>
      </mstyle>
    </mrow>
    <annotation encoding="StarMath 5.0">bold{k2k}_2^3</annotation>
  </semantics>
</math>
</file>

<file path=Object 4/content.xml><?xml version="1.0" encoding="utf-8"?>
<math xmlns="http://www.w3.org/1998/Math/MathML">
  <semantics>
    <mrow>
      <msub>
        <mi mathvariant="italic">KF</mi>
        <mn>0</mn>
      </msub>
    </mrow>
    <annotation encoding="StarMath 5.0">KF_0</annotation>
  </semantics>
</math>
</file>

<file path=Object 5/content.xml><?xml version="1.0" encoding="utf-8"?>
<math xmlns="http://www.w3.org/1998/Math/MathML">
  <semantics>
    <mrow>
      <msub>
        <mi mathvariant="italic">KF</mi>
        <mn>1</mn>
      </msub>
    </mrow>
    <annotation encoding="StarMath 5.0">KF_1</annotation>
  </semantics>
</math>
</file>

<file path=Object 6/content.xml><?xml version="1.0" encoding="utf-8"?>
<math xmlns="http://www.w3.org/1998/Math/MathML">
  <semantics>
    <mrow>
      <msub>
        <mi mathvariant="italic">KF</mi>
        <mn>2</mn>
      </msub>
    </mrow>
    <annotation encoding="StarMath 5.0">KF_2</annotation>
  </semantics>
</math>
</file>

<file path=Object 7/content.xml><?xml version="1.0" encoding="utf-8"?>
<math xmlns="http://www.w3.org/1998/Math/MathML">
  <semantics>
    <mrow>
      <msub>
        <mi mathvariant="italic">KF</mi>
        <mn>3</mn>
      </msub>
    </mrow>
    <annotation encoding="StarMath 5.0">KF_3</annotation>
  </semantics>
</math>
</file>

<file path=Object 8/content.xml><?xml version="1.0" encoding="utf-8"?>
<math xmlns="http://www.w3.org/1998/Math/MathML">
  <semantics>
    <mrow>
      <msub>
        <mi mathvariant="italic">LM</mi>
        <mn>0</mn>
      </msub>
    </mrow>
    <annotation encoding="StarMath 5.0">LM_0</annotation>
  </semantics>
</math>
</file>

<file path=Object 9/content.xml><?xml version="1.0" encoding="utf-8"?>
<math xmlns="http://www.w3.org/1998/Math/MathML">
  <semantics>
    <mrow>
      <msub>
        <mi mathvariant="italic">LM</mi>
        <mn>1</mn>
      </msub>
    </mrow>
    <annotation encoding="StarMath 5.0">LM_1</annotation>
  </semantics>
</math>
</file>